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msMarshaler.toJMS( SoapMessage message , Map headers , 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JmsMarshaler.shouldIncludeHeader(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msMarshaler.DefaultJmsMarshale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Marshaler.toSOAP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msMarshaler.isJavaIdentifier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JmsMarshaler.toJMS( Exception 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Marshaler.toJMS( SoapMessage messag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msMarshaler.toXmlInputStream(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